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89b" officeooo:paragraph-rsid="0005f89b"/>
    </style:style>
    <style:style style:name="P2" style:family="paragraph" style:parent-style-name="Standard">
      <style:text-properties officeooo:rsid="0008018a" officeooo:paragraph-rsid="0008018a"/>
    </style:style>
    <style:style style:name="T1" style:family="text">
      <style:text-properties officeooo:rsid="000762bc"/>
    </style:style>
    <style:style style:name="T2" style:family="text">
      <style:text-properties officeooo:rsid="0008018a"/>
    </style:style>
    <style:style style:name="T3" style:family="text">
      <style:text-properties officeooo:rsid="0009c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ile tcpdump host your_host is running in one command window, run ping 127.0.0.1 from</text:p>
      <text:p text:style-name="Standard">another command window. From the ping output, is the 127.0.0.1 interface on? Can you see any</text:p>
      <text:p text:style-name="Standard">ICMP message sent from your host in the tcpdump output? Why?</text:p>
      <text:p text:style-name="Standard"/>
      <text:p text:style-name="Standard"/>
      <text:p text:style-name="P1">No messages in output <text:span text:style-name="T1">for</text:span> 127.0.0.1 <text:span text:style-name="T1">as it</text:span> is a local ip address used for testing, thus the data packets never enter the network.</text:p>
      <text:p text:style-name="P1"/>
      <text:p text:style-name="Standard">2. While tcpdump host your_host is running to capture traffic from your machine, execute telnet</text:p>
      <text:p text:style-name="Standard">128.238.66.200. Note there is no host with this IP address in the current configuration of the lab</text:p>
      <text:p text:style-name="Standard">network. Save the tcpdump output of the first few packets for the lab report. After getting the</text:p>
      <text:p text:style-name="Standard">necessary output, terminate the telnet session. From the saved tcpdump output, describe how the</text:p>
      <text:p text:style-name="Standard">ARP timeout and retransmission were performed. How many attempts were made to resolve a</text:p>
      <text:p text:style-name="Standard">non-existing IP address?</text:p>
      <text:p text:style-name="Standard"/>
      <text:p text:style-name="P1">3 <text:span text:style-name="T1">attemps </text:span>ARP timeout and retransmission are performed</text:p>
      <text:p text:style-name="Standard"/>
      <text:p text:style-name="Standard"/>
      <text:p text:style-name="Standard">3. Briefly explain the purposes of the following tcpdump expressions.</text:p>
      <text:p text:style-name="Standard">a. tcpdump udp port 520 <text:tab/><text:tab/><text:tab/><text:span text:style-name="T2">filters to show only udp protocol and port 520</text:span></text:p>
      <text:p text:style-name="Standard">b. tcpdump -x -s 120 ip proto 89<text:tab/><text:tab/>-<text:span text:style-name="T2">X</text:span> : Show the packet’s contents in both hex and ascii.</text:p>
      <text:p text:style-name="Standard">-s : Define the snaplength (size) of the capture in bytes. Use -s0 to get everything, unless</text:p>
      <text:p text:style-name="Standard">you are intentionally capturing less.<text:span text:style-name="T3">(here it is 120bytes)</text:span></text:p>
      <text:p text:style-name="P2">Protocol 89</text:p>
      <text:p text:style-name="Standard">c. tcpdump -x -s 70 host ip addr1 and (ip addr2 or ip addr3)<text:tab/><text:span text:style-name="T3">logical AND,OR</text:span></text:p>
      <text:p text:style-name="Standard">d. tcpdump -x -s 70 host ip addr1 and not ip addr2<text:tab/><text:tab/><text:tab/><text:span text:style-name="T3">logical NOT</text:span></text:p>
      <text:p text:style-name="Standard"/>
      <text:p text:style-name="Standard">4. Basic packet decoding</text:p>
      <text:p text:style-name="Standard">1) Write a tcpdump command to dump network traffic from an Ethernet connection to the</text:p>
      <text:p text:style-name="Standard">screen in human readable output format. Perform the following operation and write down</text:p>
      <text:p text:style-name="Standard">the observations.</text:p>
      <text:p text:style-name="Standard">a) Capture all the traffic of maximum snap length of 65,535 bytes and provide the</text:p>
      <text:p text:style-name="Standard">hexadecimal and ASCII decodes of all the traffic in each packet.</text:p>
      <text:p text:style-name="Standard">b) Find the IP addresses, IP packet length, TCP port numbers, TCP flags, etc. by using</text:p>
      <text:p text:style-name="Standard">the reference chart to locate those fields on the hexadecimal du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0:36:25.828909607</meta:creation-date>
    <dc:date>2023-08-25T11:29:33.999914295</dc:date>
    <meta:editing-duration>PT2M16S</meta:editing-duration>
    <meta:editing-cycles>1</meta:editing-cycles>
    <meta:document-statistic meta:table-count="0" meta:image-count="0" meta:object-count="0" meta:page-count="1" meta:paragraph-count="27" meta:word-count="341" meta:character-count="1957" meta:non-whitespace-character-count="1637"/>
    <meta:generator>LibreOffice/7.3.7.2$Linux_X86_64 LibreOffice_project/30$Build-2</meta:generator>
  </office:meta>
</office:document-meta>
</file>